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this 10 x 10 grid on the screen:</text:p>
        </text:list-item>
      </text:list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p text:style-name="P31"><text:s text:c="1"/>* * * * * * * * * 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7Z</meta:creation-date>
    <dc:date>2021-06-14T22:53:17Z</dc:date>
    <meta:user-defined meta:name="date" meta:value-type="string">June  14, 2021 (06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